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528" officeooo:paragraph-rsid="0009c5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 HTML Attributes</text:p>
      <text:p text:style-name="P1"><text:tab/>&lt;!DOCTYPE html&gt;</text:p>
      <text:p text:style-name="P1"><text:tab/>&lt;html&gt;</text:p>
      <text:p text:style-name="P1"><text:tab/>&lt;body&gt;</text:p>
      <text:p text:style-name="P1"><text:tab/>&lt;img src="index.png" width="104" height="142" alt="Google Image"&gt;</text:p>
      <text:p text:style-name="P1"><text:tab/>&lt;h1&gt;What Does WWF Do?&lt;/h1&gt;</text:p>
      <text:p text:style-name="P1"><text:tab/>&lt;p title="About W3Schools"&gt;W3Schools is a web developer's site.&lt;/p&gt;</text:p>
      <text:p text:style-name="P1"><text:tab/>&lt;a href="http://www.google.com"&gt;GOOGLE&lt;/a&gt;</text:p>
      <text:p text:style-name="P1"><text:tab/>&lt;/body&gt;</text:p>
      <text:p text:style-name="P1"><text:tab/>&lt;/html&gt;</text:p>
      <text:p text:style-name="P1"/>
      <text:p text:style-name="P1">2:HTML Heading</text:p>
      <text:p text:style-name="P1"><text:tab/>&lt;!DOCTYPE html&gt;</text:p>
      <text:p text:style-name="P1"><text:tab/>&lt;html&gt;</text:p>
      <text:p text:style-name="P1"><text:tab/>&lt;body&gt;</text:p>
      <text:p text:style-name="P1"><text:tab/>&lt;h1&gt;Universal Studios Presents&lt;/h1&gt;</text:p>
      <text:p text:style-name="P1"><text:tab/>&lt;h2&gt;Jurassic Park&lt;/h2&gt;</text:p>
      <text:p text:style-name="P1"><text:tab/>&lt;h3&gt;About&lt;/h3&gt;</text:p>
      <text:p text:style-name="P1"><text:tab/>&lt;p&gt;On the Island of Isla Nublar, a new park has been built: Jurassic Park is a theme park of cloned dinosaurs!!&lt;/p&gt;</text:p>
      <text:p text:style-name="P1"><text:tab/>&lt;/body&gt;</text:p>
      <text:p text:style-name="P1"><text:tab/>&lt;/html&gt;</text:p>
      <text:p text:style-name="P1"/>
      <text:p text:style-name="P1">3:HTML Styles</text:p>
      <text:p text:style-name="P1"><text:tab/>&lt;!DOCTYPE html&gt;</text:p>
      <text:p text:style-name="P1"><text:tab/>&lt;html&gt;</text:p>
      <text:p text:style-name="P1"><text:tab/>&lt;body&gt;</text:p>
      <text:p text:style-name="P1"><text:tab/>&lt;p style="font-family:courier;text-align:center;color:red"&gt;This is a paragraph.&lt;/p&gt;</text:p>
      <text:p text:style-name="P1"><text:tab/>&lt;/body&gt;</text:p>
      <text:p text:style-name="P1"><text:tab/>&lt;/html&gt;</text:p>
      <text:p text:style-name="P1"/>
      <text:p text:style-name="P1">4: HTML Quotations </text:p>
      <text:p text:style-name="P1"><text:tab/>&lt;!DOCTYPE html&gt;</text:p>
      <text:p text:style-name="P1"><text:tab/>&lt;html&gt;</text:p>
      <text:p text:style-name="P1"><text:tab/>&lt;body&gt;</text:p>
      <text:p text:style-name="P1"><text:tab/>&lt;p&gt;I am so &lt;q&gt;cool&lt;/q&gt;.&lt;/p&gt;</text:p>
      <text:p text:style-name="P1"><text:tab/>&lt;bdo dir="rtl"&gt;What a beautiful day!&lt;/bdo&gt;</text:p>
      <text:p text:style-name="P1"><text:tab/>&lt;p&gt;The &lt;abbr title="World Health Organization"&gt;WHO&lt;/abbr&gt; was founded in 1948.&lt;/p&gt;</text:p>
      <text:p text:style-name="P1"><text:tab/>&lt;/body&gt;</text:p>
      <text:p text:style-name="P1"><text:tab/>&lt;/html&gt;</text:p>
      <text:p text:style-name="P1"/>
      <text:p text:style-name="P1">5:HTML Comments</text:p>
      <text:p text:style-name="P1"><text:tab/>&lt;!DOCTYPE html&gt;</text:p>
      <text:p text:style-name="P1"><text:tab/>&lt;html&gt;</text:p>
      <text:p text:style-name="P1"><text:tab/>&lt;body&gt;</text:p>
      <text:p text:style-name="P1"><text:tab/>&lt;!-- &lt;p&gt;This is a paragraph.&lt;/p&gt; --&gt;</text:p>
      <text:p text:style-name="P1"><text:tab/>&lt;/body&gt;</text:p>
      <text:p text:style-name="P1"><text:tab/>&lt;/html&gt;</text:p>
      <text:p text:style-name="P1"/>
      <text:p text:style-name="P1">6:HTML CSS</text:p>
      <text:p text:style-name="P1"><text:tab/>&lt;!DOCTYPE html&gt;</text:p>
      <text:p text:style-name="P1"><text:tab/>&lt;html&gt;</text:p>
      <text:p text:style-name="P1"><text:soft-page-break/><text:tab/>&lt;head&gt;</text:p>
      <text:p text:style-name="P1"><text:tab/>&lt;style&gt;</text:p>
      <text:p text:style-name="P1"><text:tab/>body </text:p>
      <text:p text:style-name="P1"><text:tab/>{background-color:lightgrey}</text:p>
      <text:p text:style-name="P1"><text:tab/>h1</text:p>
      <text:p text:style-name="P1"><text:tab/>{color:blue}</text:p>
      <text:p text:style-name="P1"><text:tab/>p</text:p>
      <text:p text:style-name="P1"><text:tab/>{color:black}</text:p>
      <text:p text:style-name="P1"><text:tab/>&lt;/style&gt;</text:p>
      <text:p text:style-name="P1"><text:tab/>&lt;/head&gt;</text:p>
      <text:p text:style-name="P1"><text:tab/>&lt;body&gt;</text:p>
      <text:p text:style-name="P1"><text:tab/>&lt;h1&gt;This is a Heading&lt;/h1&gt;</text:p>
      <text:p text:style-name="P1"><text:tab/>&lt;p&gt;This is a paragraph.&lt;/p&gt;</text:p>
      <text:p text:style-name="P1"><text:tab/>&lt;/body&gt;</text:p>
      <text:p text:style-name="P1"><text:tab/>&lt;/html&gt;</text:p>
      <text:p text:style-name="P1"/>
      <text:p text:style-name="P1">7:HTML List</text:p>
      <text:p text:style-name="P1"><text:tab/>&lt;!DOCTYPE html&gt;</text:p>
      <text:p text:style-name="P1"><text:tab/>&lt;html&gt;</text:p>
      <text:p text:style-name="P1"><text:tab/>&lt;body&gt;</text:p>
      <text:p text:style-name="P1"><text:tab/>&lt;ul style="list-style-type:square"&gt;</text:p>
      <text:p text:style-name="P1"><text:s text:c="2"/><text:tab/>&lt;li&gt;Coffee&lt;/li&gt;</text:p>
      <text:p text:style-name="P1"><text:s text:c="2"/><text:tab/>&lt;li&gt;Tea&lt;/li&gt;</text:p>
      <text:p text:style-name="P1"><text:s text:c="2"/><text:tab/>&lt;li&gt;Milk&lt;/li&gt;</text:p>
      <text:p text:style-name="P1"><text:tab/>&lt;/ul&gt;</text:p>
      <text:p text:style-name="P1"><text:tab/>&lt;dl&gt;</text:p>
      <text:p text:style-name="P1"><text:tab/>&lt;dt&gt;Coffee&lt;/dt&gt;</text:p>
      <text:p text:style-name="P1"><text:tab/>&lt;dd&gt;- black hot drink&lt;/dd&gt;</text:p>
      <text:p text:style-name="P1"><text:tab/>&lt;dt&gt;Milk&lt;/dt&gt;</text:p>
      <text:p text:style-name="P1"><text:tab/>&lt;dd&gt;- white cold drink&lt;/dd&gt;</text:p>
      <text:p text:style-name="P1"><text:tab/>&lt;/dl&gt;</text:p>
      <text:p text:style-name="P1"><text:tab/>&lt;/body&gt;</text:p>
      <text:p text:style-name="P1"><text:tab/>&lt;/html&gt;</text:p>
      <text:p text:style-name="P1"/>
      <text:p text:style-name="P1">8:HTML Classes</text:p>
      <text:p text:style-name="P1"><text:tab/>&lt;!DOCTYPE html&gt;</text:p>
      <text:p text:style-name="P1"><text:tab/>&lt;html&gt;</text:p>
      <text:p text:style-name="P1"><text:tab/>&lt;head&gt;</text:p>
      <text:p text:style-name="P1"><text:tab/>&lt;style&gt;</text:p>
      <text:p text:style-name="P1"><text:tab/>.special</text:p>
      <text:p text:style-name="P1"><text:tab/>{</text:p>
      <text:p text:style-name="P1"><text:tab/>color:red;</text:p>
      <text:p text:style-name="P1"><text:tab/>}</text:p>
      <text:p text:style-name="P1"><text:tab/>&lt;/style&gt;</text:p>
      <text:p text:style-name="P1"><text:tab/>&lt;/head&gt;</text:p>
      <text:p text:style-name="P1"><text:tab/>&lt;body&gt;</text:p>
      <text:p text:style-name="P1"><text:tab/>&lt;h1&gt;My &lt;span class="special"&gt;Important&lt;/span&gt; Heading&lt;/h1&gt;</text:p>
      <text:p text:style-name="P1"><text:tab/>&lt;p class="special"&gt;My important paragraph.&lt;/p&gt;</text:p>
      <text:p text:style-name="P1"><text:tab/>&lt;/body&gt;</text:p>
      <text:p text:style-name="P1"><text:tab/>&lt;/html&gt;</text:p>
      <text:p text:style-name="P1"/>
      <text:p text:style-name="P1"/>
      <text:p text:style-name="P1"><text:soft-page-break/>9:HTML Form</text:p>
      <text:p text:style-name="P1"><text:tab/>&lt;!DOCTYPE html&gt;</text:p>
      <text:p text:style-name="P1"><text:tab/>&lt;html&gt;</text:p>
      <text:p text:style-name="P1"><text:tab/>&lt;body&gt;</text:p>
      <text:p text:style-name="P1"><text:tab/>&lt;form&gt;</text:p>
      <text:p text:style-name="P1"><text:tab/>Name: &lt;input type="text" name="name" placeholder="First name"&gt;</text:p>
      <text:p text:style-name="P1"><text:tab/>&lt;input type="radio" name="gender" value="male"&gt; Male</text:p>
      <text:p text:style-name="P1"><text:tab/>&lt;input type="radio" name="gender" value="female"&gt; Female</text:p>
      <text:p text:style-name="P1"><text:tab/>&lt;select name="cars"&gt;</text:p>
      <text:p text:style-name="P1"><text:tab/>&lt;option value="volvo"&gt;Volvo&lt;/option&gt;</text:p>
      <text:p text:style-name="P1"><text:tab/>&lt;option value="ford"&gt;Ford&lt;/option&gt;</text:p>
      <text:p text:style-name="P1"><text:tab/>&lt;option value="fiat"&gt;Fiat&lt;/option&gt;</text:p>
      <text:p text:style-name="P1"><text:tab/>&lt;option value="audi"&gt;Audi&lt;/option&gt;</text:p>
      <text:p text:style-name="P1"><text:tab/>&lt;/select&gt;</text:p>
      <text:p text:style-name="P1"><text:tab/>&lt;textarea name="note"&gt;&lt;/textarea&gt;</text:p>
      <text:p text:style-name="P1"><text:tab/>&lt;button type="button" onclick="alert('Hello World!')"&gt;Click Me!&lt;/button&gt;</text:p>
      <text:p text:style-name="P1"><text:tab/>&lt;input type="button" value="OK"&gt;</text:p>
      <text:p text:style-name="P1"><text:tab/>&lt;/form&gt;</text:p>
      <text:p text:style-name="P1"><text:tab/>&lt;/body&gt;</text:p>
      <text:p text:style-name="P1"><text:tab/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7:32:02.253631365</meta:creation-date>
    <dc:date>2017-02-10T17:32:16.876350713</dc:date>
    <meta:editing-duration>PT16S</meta:editing-duration>
    <meta:editing-cycles>1</meta:editing-cycles>
    <meta:document-statistic meta:table-count="0" meta:image-count="0" meta:object-count="0" meta:page-count="3" meta:paragraph-count="114" meta:word-count="242" meta:character-count="2212" meta:non-whitespace-character-count="1972"/>
    <meta:generator>LibreOffice/5.1.4.2$Linux_X86_64 LibreOffice_project/10m0$Build-2</meta:generator>
  </office:meta>
</office:document-meta>
</file>